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6.294cm" fo:min-width="8.544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5.616cm" fo:min-width="7.066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7.418cm" fo:min-width="7.668cm" style:writing-mode="lr-tb" loext:decorative="false"/>
      <style:paragraph-properties style:writing-mode="lr-tb"/>
    </style:style>
    <style:style style:name="gr4" style:family="graphic" style:parent-style-name="standard">
      <style:graphic-properties draw:fill="none" loext:fill-use-slide-background="false" draw:opacity="100%" draw:textarea-horizontal-align="justify" draw:textarea-vertical-align="middle" draw:auto-grow-height="false" fo:min-height="2.25cm" fo:min-width="4.126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6cm" fo:min-width="18.5cm" style:writing-mode="lr-tb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b4c7dc"/>
      <style:paragraph-properties fo:margin-top="0.42cm" fo:margin-bottom="0.35cm"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b4c7dc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9" style:family="paragraph">
      <loext:graphic-properties draw:fill-color="#b4c7dc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style:paragraph-properties fo:margin-top="0.42cm" fo:margin-bottom="0.35cm" fo:text-align="center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opacity="100%"/>
      <style:paragraph-properties fo:margin-top="0.42cm" fo:margin-bottom="0.35cm"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a933" loext:opacity="100%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00a933" loext:opacity="100%" fo:font-size="10pt" style:font-size-asian="10pt" style:font-size-complex="10pt"/>
    </style:style>
    <style:style style:name="T7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4" draw:layer="layout" svg:width="9.75cm" svg:height="7.25cm" svg:x="0cm" svg:y="0cm">
          <text:p text:style-name="P1"><text:span text:style-name="T1">Séance 1 : Répartition des séismes et des volcans</text:span><text:span text:style-name="T1"><text:a xlink:href="https://dubois-svt.github.io/courssvt/3e/tectoniquePlaques/IntroTecto/#seance-1-repartition-des-seismes-et-des-volcans" xlink:type="simple">¶</text:a></text:span></text:p>
          <text:p text:style-name="P2"><text:span text:style-name="T2">Comment sont répartis les séismes et les volcans à la surface de la Terre ?</text:span></text:p>
          <text:p text:style-name="P3"><text:span text:style-name="T3"/></text:p>
          <text:p text:style-name="P3"><text:span text:style-name="T4">Activité Répartition des séismes et des volcans</text:span></text:p>
          <text:p text:style-name="P3"><text:span text:style-name="T3"/></text:p>
          <text:p text:style-name="P3"><text:span text:style-name="T4">travail en groupe de 2</text:span></text:p>
          <text:p text:style-name="P3"><text:span text:style-name="T3"/></text:p>
          <text:p text:style-name="P3"><text:span text:style-name="T4">Matériel : Cahier, règle, ordin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8.2cm" svg:height="6.5cm" svg:x="11.05cm" svg:y="7.75cm">
          <text:p text:style-name="P1"><text:span text:style-name="T5">Séance 2 : Les mouvements à la surface de la Terre</text:span></text:p>
          <text:p text:style-name="P2"><text:span text:style-name="T6">Quels types de mouvements se produisent à la surface de la Terre ?</text:span></text:p>
          <text:p text:style-name="P2"><text:span text:style-name="T4">Activité Les mouvements à la surface de la Terre</text:span></text:p>
          <text:p text:style-name="P5"><text:span text:style-name="T3"/></text:p>
          <text:p text:style-name="P5"><text:span text:style-name="T4">travail individuel</text:span></text:p>
          <text:p text:style-name="P5"><text:span text:style-name="T4"><text:s text:c="2"/></text:span></text:p>
          <text:p text:style-name="P6"><text:span text:style-name="T4">Matériel : Cahier, crayon, rè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9cm" svg:height="8.5cm" svg:x="20.7cm" svg:y="0cm">
          <text:p text:style-name="P3"><text:span text:style-name="T7">Séance 3 : Histoire des sciences et tectoniques des plaques¶</text:span></text:p>
          <text:p text:style-name="P3"><text:span text:style-name="T3"/></text:p>
          <text:p text:style-name="P2"><text:span text:style-name="T2">Comment les scientifiques ont mis en évidence la tectonique des plaques ?</text:span></text:p>
          <text:p text:style-name="P2"><text:span text:style-name="T4">Activité Histoire de la construction d’une théorie de la tectonique des plaques</text:span></text:p>
          <text:p text:style-name="P3"><text:span text:style-name="T3"/></text:p>
          <text:p text:style-name="P3"><text:span text:style-name="T4">Groupe de 3 ou 4</text:span></text:p>
          <text:p text:style-name="P3"><text:span text:style-name="T4"/></text:p>
          <text:p text:style-name="P3"><text:span text:style-name="T4">Travail noté</text:span></text:p>
          <text:p text:style-name="P3"><text:span text:style-name="T3"/></text:p>
          <text:p text:style-name="P8"><text:span text:style-name="T4">Matériel : Cahier, stylo, crayon</text:span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15.464375648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9.25cm" svg:height="5cm" svg:x="10.5cm" svg:y="0cm">
          <text:p text:style-name="P10"><text:span text:style-name="T8">La tectonique des plaqu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12" draw:layer="layout" svg:x1="12.75cm" svg:y1="3.75cm" svg:x2="9.75cm" svg:y2="4.25cm">
          <text:p/>
        </draw:line>
        <draw:line draw:style-name="gr5" draw:text-style-name="P12" draw:layer="layout" svg:x1="15cm" svg:y1="5cm" svg:x2="15cm" svg:y2="7.75cm">
          <text:p/>
        </draw:line>
        <draw:line draw:style-name="gr5" draw:text-style-name="P12" draw:layer="layout" svg:x1="17.5cm" svg:y1="3.75cm" svg:x2="20.75cm" svg:y2="4.75cm">
          <text:p/>
        </draw:line>
        <draw:custom-shape draw:style-name="gr6" draw:text-style-name="P13" draw:layer="layout" svg:width="19cm" svg:height="6.25cm" svg:x="6.5cm" svg:y="14.5cm">
          <text:p text:style-name="P5"><text:span text:style-name="T9">Choisir une des séances ou faire celle imposée</text:span></text:p>
          <text:p text:style-name="P5"><text:span text:style-name="T9">Écrire le titre de la séance et la problématique associée</text:span></text:p>
          <text:p text:style-name="P5"><text:span text:style-name="T9">Aller chercher les documents concernés et le matériel</text:span></text:p>
          <text:p text:style-name="P5"><text:span text:style-name="T9">Coller les consignes </text:span></text:p>
          <text:p text:style-name="P5"><text:span text:style-name="T9">Lire la consigne et les documents</text:span></text:p>
          <text:p text:style-name="P5"><text:span text:style-name="T9">Réaliser le travail demandé</text:span></text:p>
          <text:p text:style-name="P5"><text:span text:style-name="T9">Appeler pour une vérification</text:span></text:p>
          <text:p text:style-name="P5"><text:span text:style-name="T9">Aller chercher le bilan, le coller et le complét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4:33:36.211000000</meta:creation-date>
    <dc:date>2025-01-29T22:45:05.400201028</dc:date>
    <meta:editing-duration>PT34M48S</meta:editing-duration>
    <meta:editing-cycles>4</meta:editing-cycles>
    <meta:generator>LibreOffice/24.2.7.2$Linux_X86_64 LibreOffice_project/420$Build-2</meta:generator>
    <meta:document-statistic meta:object-count="8"/>
  </office:meta>
</office:document-meta>
</file>